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00000000F1A3681F19468C459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au2" style:family="table">
      <style:table-properties style:width="26.797cm" table:align="left"/>
    </style:style>
    <style:style style:name="Tableau2.A" style:family="table-column">
      <style:table-column-properties style:column-width="4.704cm"/>
    </style:style>
    <style:style style:name="Tableau2.B" style:family="table-column">
      <style:table-column-properties style:column-width="7.701cm"/>
    </style:style>
    <style:style style:name="Tableau2.C" style:family="table-column">
      <style:table-column-properties style:column-width="14.392cm"/>
    </style:style>
    <style:style style:name="Tableau2.1" style:family="table-row">
      <style:table-row-properties style:min-row-height="1cm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style:vertical-align="middle" fo:padding="0.097cm" fo:border="0.05pt solid #000000"/>
    </style:style>
    <style:style style:name="Tableau2.2" style:family="table-row">
      <style:table-row-properties style:min-row-height="0.998cm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5" style:family="table-row">
      <style:table-row-properties style:min-row-height="0.896cm"/>
    </style:style>
    <style:style style:name="Tableau2.7" style:family="table-row">
      <style:table-row-properties style:min-row-height="0.706cm"/>
    </style:style>
    <style:style style:name="Tableau2.C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.10" style:family="table-row">
      <style:table-row-properties style:min-row-height="0.794cm"/>
    </style:style>
    <style:style style:name="Tableau2.13" style:family="table-row">
      <style:table-row-properties style:min-row-height="1.191cm"/>
    </style:style>
    <style:style style:name="Tableau1" style:family="table">
      <style:table-properties style:width="26.797cm" table:align="left" style:writing-mode="lr-tb"/>
    </style:style>
    <style:style style:name="Tableau1.A" style:family="table-column">
      <style:table-column-properties style:column-width="1.706cm"/>
    </style:style>
    <style:style style:name="Tableau1.B" style:family="table-column">
      <style:table-column-properties style:column-width="4.895cm"/>
    </style:style>
    <style:style style:name="Tableau1.C" style:family="table-column">
      <style:table-column-properties style:column-width="7.893cm"/>
    </style:style>
    <style:style style:name="Tableau1.D" style:family="table-column">
      <style:table-column-properties style:column-width="10.612cm"/>
    </style:style>
    <style:style style:name="Tableau1.E" style:family="table-column">
      <style:table-column-properties style:column-width="1.692cm"/>
    </style:style>
    <style:style style:name="Tableau1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E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" fo:font-size="8pt" officeooo:rsid="000e43f8" officeooo:paragraph-rsid="00147d68" style:font-size-asian="8pt" style:font-size-complex="8pt"/>
    </style:style>
    <style:style style:name="P2" style:family="paragraph" style:parent-style-name="Footer">
      <style:paragraph-properties fo:text-align="start" style:justify-single-word="false">
        <style:tab-stops>
          <style:tab-stop style:position="26.797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ial" fo:font-size="11pt" officeooo:rsid="002b09d3" officeooo:paragraph-rsid="007593ec" style:font-size-asian="11pt" style:font-size-complex="11pt"/>
    </style:style>
    <style:style style:name="P4" style:family="paragraph" style:parent-style-name="Standard">
      <style:text-properties style:font-name="Arial" fo:font-size="11pt" officeooo:paragraph-rsid="007593ec" style:font-size-asian="11pt" style:font-size-complex="11pt"/>
    </style:style>
    <style:style style:name="P5" style:family="paragraph" style:parent-style-name="Standard">
      <style:text-properties style:font-name="Arial" fo:font-size="11pt" officeooo:rsid="0047e591" officeooo:paragraph-rsid="0073ab57" style:font-size-asian="11pt" style:font-size-complex="11pt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1pt" officeooo:rsid="0047e591" officeooo:paragraph-rsid="007593ec" style:font-size-asian="11pt" style:font-size-complex="11pt"/>
    </style:style>
    <style:style style:name="P7" style:family="paragraph" style:parent-style-name="Standard">
      <style:paragraph-properties fo:text-align="center" style:justify-single-word="false"/>
      <style:text-properties style:font-name="Arial" fo:font-size="11pt" officeooo:paragraph-rsid="007593ec" style:font-size-asian="11pt" style:font-size-complex="11pt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11pt" officeooo:paragraph-rsid="007593ec" style:font-size-asian="11pt" style:font-size-complex="11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1pt" officeooo:rsid="00348546" officeooo:paragraph-rsid="00348546" style:font-size-asian="11pt" style:font-size-complex="11pt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11pt" officeooo:rsid="0041a401" officeooo:paragraph-rsid="007593ec" style:font-size-asian="11pt" style:font-size-complex="11pt"/>
    </style:style>
    <style:style style:name="P12" style:family="paragraph" style:parent-style-name="Table_20_Contents">
      <style:text-properties style:font-name="Arial" fo:font-size="11pt" fo:font-weight="bold" officeooo:rsid="00348546" officeooo:paragraph-rsid="00348546" style:font-size-asian="11pt" style:font-weight-asian="bold" style:font-size-complex="11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11pt" fo:font-weight="bold" officeooo:rsid="0047e591" officeooo:paragraph-rsid="0047e591" style:font-size-asian="11pt" style:font-weight-asian="bold" style:font-size-complex="11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11pt" fo:font-weight="bold" officeooo:rsid="0047e591" officeooo:paragraph-rsid="007904a4" style:font-size-asian="11pt" style:font-weight-asian="bold" style:font-size-complex="11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1pt" fo:font-weight="bold" officeooo:rsid="0047e591" officeooo:paragraph-rsid="0056fba6" style:font-size-asian="11pt" style:font-weight-asian="bold" style:font-size-complex="11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11pt" fo:font-weight="bold" officeooo:paragraph-rsid="0047e591" style:font-size-asian="11pt" style:font-weight-asian="bold" style:font-size-complex="11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11pt" fo:font-weight="bold" officeooo:rsid="00577d53" officeooo:paragraph-rsid="00577d53" style:font-size-asian="11pt" style:font-weight-asian="bold" style:font-size-complex="11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11pt" fo:font-weight="bold" officeooo:rsid="00577d53" officeooo:paragraph-rsid="0047e591" style:font-size-asian="11pt" style:font-weight-asian="bold" style:font-size-complex="11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11pt" fo:font-weight="bold" officeooo:rsid="005c9b13" officeooo:paragraph-rsid="005c9b13" style:font-size-asian="11pt" style:font-weight-asian="bold" style:font-size-complex="11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11pt" fo:font-weight="bold" officeooo:rsid="007d8bb7" officeooo:paragraph-rsid="00834b8c" style:font-size-asian="11pt" style:font-weight-asian="bold" style:font-size-complex="11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11pt" fo:font-weight="bold" officeooo:rsid="008427fe" officeooo:paragraph-rsid="008427fe" style:font-size-asian="11pt" style:font-weight-asian="bold" style:font-size-complex="11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46f529" officeooo:paragraph-rsid="0056fba6" style:font-size-asian="11pt" style:font-weight-asian="normal" style:font-size-complex="11pt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46f529" officeooo:paragraph-rsid="005a2417" style:font-size-asian="11pt" style:font-weight-asian="normal" style:font-size-complex="11pt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5a2417" officeooo:paragraph-rsid="005a2417" style:font-size-asian="11pt" style:font-weight-asian="normal" style:font-size-complex="11pt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5c9b13" officeooo:paragraph-rsid="005c9b13" style:font-size-asian="11pt" style:font-weight-asian="normal" style:font-size-complex="11pt" style:font-weight-complex="normal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35af81" officeooo:paragraph-rsid="0056fba6" style:font-size-asian="11pt" style:font-weight-asian="normal" style:font-size-complex="11pt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7904a4" officeooo:paragraph-rsid="007904a4" style:font-size-asian="11pt" style:font-weight-asian="normal" style:font-size-complex="11pt" style:font-weight-complex="normal"/>
    </style:style>
    <style:style style:name="P28" style:family="paragraph" style:parent-style-name="Standard">
      <style:text-properties style:font-name="Arial" officeooo:rsid="007add36" officeooo:paragraph-rsid="007add36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24pt" fo:font-weight="normal" officeooo:rsid="0046f529" officeooo:paragraph-rsid="00577d53" style:font-size-asian="24pt" style:font-weight-asian="normal" style:font-size-complex="24pt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style:font-name="Arial" fo:font-size="24pt" fo:font-weight="bold" officeooo:rsid="0047e591" officeooo:paragraph-rsid="00577d53" style:font-size-asian="24pt" style:font-weight-asian="bold" style:font-size-complex="24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10pt" fo:font-weight="bold" officeooo:rsid="0047e591" officeooo:paragraph-rsid="007593ec" style:font-size-asian="10pt" style:font-weight-asian="bold" style:font-size-complex="10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10pt" fo:font-weight="bold" officeooo:rsid="0053358d" officeooo:paragraph-rsid="007593ec" style:font-size-asian="10pt" style:font-weight-asian="bold" style:font-size-complex="10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bold" officeooo:rsid="0047e591" officeooo:paragraph-rsid="007593ec" style:font-size-asian="10pt" style:font-weight-asian="bold" style:font-size-complex="10pt" style:font-weight-complex="bold"/>
    </style:style>
    <style:style style:name="P34" style:family="paragraph" style:parent-style-name="Standard">
      <style:text-properties officeooo:paragraph-rsid="0073ab57"/>
    </style:style>
    <style:style style:name="P35" style:family="paragraph" style:parent-style-name="Table_20_Contents">
      <style:paragraph-properties fo:text-align="start" style:justify-single-word="false"/>
      <style:text-properties style:font-name="Arial" fo:font-size="11pt" fo:font-weight="bold" officeooo:rsid="0085bf7f" officeooo:paragraph-rsid="0085bf7f" style:font-size-asian="11pt" style:font-weight-asian="bold" style:font-size-complex="11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5a2417" officeooo:paragraph-rsid="005a2417" style:font-size-asian="11pt" style:font-weight-asian="normal" style:font-size-complex="11pt" style:font-weight-complex="normal"/>
    </style:style>
    <style:style style:name="T1" style:family="text">
      <style:text-properties fo:language="zxx" fo:country="none" officeooo:rsid="003e706f" style:language-asian="zxx" style:country-asian="none" style:language-complex="zxx" style:country-complex="none"/>
    </style:style>
    <style:style style:name="T2" style:family="text">
      <style:text-properties fo:language="zxx" fo:country="none" officeooo:rsid="0035fdfc" style:language-asian="zxx" style:country-asian="none" style:language-complex="zxx" style:country-complex="none"/>
    </style:style>
    <style:style style:name="T3" style:family="text">
      <style:text-properties officeooo:rsid="0035fdfc"/>
    </style:style>
    <style:style style:name="T4" style:family="text">
      <style:text-properties officeooo:rsid="008427fe"/>
    </style:style>
    <style:style style:name="T5" style:family="text">
      <style:text-properties officeooo:rsid="0047e591"/>
    </style:style>
    <style:style style:name="T6" style:family="text">
      <style:text-properties fo:font-weight="normal" officeooo:rsid="0046f529" style:font-weight-asian="normal" style:font-weight-complex="normal"/>
    </style:style>
    <style:style style:name="T7" style:family="text">
      <style:text-properties officeooo:rsid="004de8f2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7f5bcd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12">Nom de la société</text:p>
          </table:table-cell>
          <table:table-cell table:style-name="Tableau2.A1" office:value-type="string">
            <text:p text:style-name="P10">{mycompany_name}</text:p>
          </table:table-cell>
          <table:table-cell table:style-name="Tableau2.C1" table:number-rows-spanned="13" office:value-type="string">
            <text:p text:style-name="P9">{photoDefault}</text:p>
          </table:table-cell>
        </table:table-row>
        <table:table-row table:style-name="Tableau2.2">
          <table:table-cell table:style-name="Tableau2.A2" office:value-type="string">
            <text:p text:style-name="P19">Fiche de contrôle</text:p>
          </table:table-cell>
          <table:table-cell table:style-name="Tableau2.A2" office:value-type="string">
            <text:p text:style-name="P25">{control_ref}</text:p>
          </table:table-cell>
          <table:covered-table-cell table:style-name="Tableau2.C1"/>
        </table:table-row>
        <table:table-row table:style-name="Tableau2.2">
          <table:table-cell table:style-name="Tableau2.A2" office:value-type="string">
            <text:p text:style-name="P16">Nom du contrôleur</text:p>
          </table:table-cell>
          <table:table-cell table:style-name="Tableau2.A2" office:value-type="string">
            <text:p text:style-name="P26">{nom}</text:p>
          </table:table-cell>
          <table:covered-table-cell table:style-name="Tableau2.C1"/>
        </table:table-row>
        <table:table-row table:style-name="Tableau2.1">
          <table:table-cell table:style-name="Tableau2.A2" office:value-type="string">
            <text:p text:style-name="P13">Produit contrôlé</text:p>
          </table:table-cell>
          <table:table-cell table:style-name="Tableau2.A2" office:value-type="string">
            <text:p text:style-name="P15"><text:s/><text:span text:style-name="T6">{product_ref}</text:span></text:p>
          </table:table-cell>
          <table:covered-table-cell table:style-name="Tableau2.C1"/>
        </table:table-row>
        <table:table-row table:style-name="Tableau2.5">
          <table:table-cell table:style-name="Tableau2.A2" office:value-type="string">
            <text:p text:style-name="P18">Numero Lot/Série</text:p>
          </table:table-cell>
          <table:table-cell table:style-name="Tableau2.A2" office:value-type="string">
            <text:p text:style-name="P22">{lot_ref}</text:p>
          </table:table-cell>
          <table:covered-table-cell table:style-name="Tableau2.C1"/>
        </table:table-row>
        <table:table-row table:style-name="Tableau2.5">
          <table:table-cell table:style-name="Tableau2.A2" office:value-type="string">
            <text:p text:style-name="P17">Fiche modèle</text:p>
          </table:table-cell>
          <table:table-cell table:style-name="Tableau2.A2" office:value-type="string">
            <text:p text:style-name="P24">{sheet_ref} - {sheet_label}</text:p>
          </table:table-cell>
          <table:covered-table-cell table:style-name="Tableau2.C1"/>
        </table:table-row>
        <table:table-row table:style-name="Tableau2.7">
          <table:table-cell table:style-name="Tableau2.A2" office:value-type="string">
            <text:p text:style-name="P21">Utilisateur</text:p>
          </table:table-cell>
          <table:table-cell table:style-name="Tableau2.A2" office:value-type="string">
            <text:p text:style-name="P23">{user_label}</text:p>
          </table:table-cell>
          <table:covered-table-cell table:style-name="Tableau2.C1"/>
        </table:table-row>
        <table:table-row table:style-name="Tableau2.7">
          <table:table-cell table:style-name="Tableau2.A2" office:value-type="string">
            <text:p text:style-name="P17">Tiers</text:p>
          </table:table-cell>
          <table:table-cell table:style-name="Tableau2.A2" office:value-type="string">
            <text:p text:style-name="P23">{thirdparty_label}</text:p>
          </table:table-cell>
          <table:covered-table-cell table:style-name="Tableau2.C8"/>
        </table:table-row>
        <table:table-row table:style-name="Tableau2.7">
          <table:table-cell table:style-name="Tableau2.A2" office:value-type="string">
            <text:p text:style-name="P20">Contact/<text:span text:style-name="T9">Adresse</text:span></text:p>
          </table:table-cell>
          <table:table-cell table:style-name="Tableau2.A2" office:value-type="string">
            <text:p text:style-name="P23">{contact_label}</text:p>
          </table:table-cell>
          <table:covered-table-cell table:style-name="Tableau2.C8"/>
        </table:table-row>
        <table:table-row table:style-name="Tableau2.10">
          <table:table-cell table:style-name="Tableau2.A2" office:value-type="string">
            <text:p text:style-name="P17">Projet</text:p>
          </table:table-cell>
          <table:table-cell table:style-name="Tableau2.A2" office:value-type="string">
            <text:p text:style-name="P24">{project_label}</text:p>
          </table:table-cell>
          <table:covered-table-cell table:style-name="Tableau2.C1"/>
        </table:table-row>
        <table:table-row table:style-name="Tableau2.10">
          <table:table-cell table:style-name="Tableau2.A2" office:value-type="string">
            <text:p text:style-name="P35">Tâche</text:p>
          </table:table-cell>
          <table:table-cell table:style-name="Tableau2.A2" office:value-type="string">
            <text:p text:style-name="P24">{task_label}</text:p>
          </table:table-cell>
          <table:covered-table-cell table:style-name="Tableau2.C8"/>
        </table:table-row>
        <table:table-row table:style-name="Tableau2.10">
          <table:table-cell table:style-name="Tableau2.A2" office:value-type="string">
            <text:p text:style-name="P14">Date de contrôle </text:p>
          </table:table-cell>
          <table:table-cell table:style-name="Tableau2.A2" office:value-type="string">
            <text:p text:style-name="P27">{control_date}</text:p>
          </table:table-cell>
          <table:covered-table-cell table:style-name="Tableau2.C1"/>
        </table:table-row>
        <table:table-row table:style-name="Tableau2.13">
          <table:table-cell table:style-name="Tableau2.A2" office:value-type="string">
            <text:p text:style-name="P30">Verdict</text:p>
          </table:table-cell>
          <table:table-cell table:style-name="Tableau2.A2" office:value-type="string">
            <text:p text:style-name="P29">{verdict}</text:p>
          </table:table-cell>
          <table:covered-table-cell table:style-name="Tableau2.C1"/>
        </table:table-row>
      </table:table>
      <text:p text:style-name="P34"/>
      <text:p text:style-name="P28"><text:span text:style-name="T8">Note publique</text:span> : {public_note}</text:p>
      <text:p text:style-name="P5"/>
      <text:p text:style-name="P4">Liste des <text:span text:style-name="T7">points controlés et des réponses</text:span> associé<text:span text:style-name="T5">es</text:span> à ce <text:span text:style-name="T5">contrôle</text:span></text:p>
      <text:p text:style-name="P4"/>
      <text:p text:style-name="P4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Line2335469558592">
          <table:table-cell table:style-name="Tableau1.A1" office:value-type="string">
            <text:p text:style-name="P31">Réf</text:p>
          </table:table-cell>
          <table:table-cell table:style-name="Tableau1.A1" office:value-type="string">
            <text:p text:style-name="P32">Label</text:p>
          </table:table-cell>
          <table:table-cell table:style-name="Tableau1.A1" office:value-type="string">
            <text:p text:style-name="P31">Description</text:p>
          </table:table-cell>
          <table:table-cell table:style-name="Tableau1.A1" office:value-type="string">
            <text:p text:style-name="P33">Commentaire de la réponse</text:p>
          </table:table-cell>
          <table:table-cell table:style-name="Tableau1.E1" office:value-type="string">
            <text:p text:style-name="P31">Réponse</text:p>
          </table:table-cell>
        </table:table-row>
        <table:table-row table:style-name="TableLine2335469556864">
          <table:table-cell table:style-name="Tableau1.A2" office:value-type="string">
            <text:p text:style-name="P8">[!-- BEGIN row.que<text:soft-page-break/>stions --]{ref}</text:p>
          </table:table-cell>
          <table:table-cell table:style-name="Tableau1.B2" office:value-type="string">
            <text:p text:style-name="P6">{label}</text:p>
          </table:table-cell>
          <table:table-cell table:style-name="Tableau1.C2" office:value-type="string">
            <text:p text:style-name="P6">{description}</text:p>
          </table:table-cell>
          <table:table-cell table:style-name="Tableau1.D2" office:value-type="string">
            <text:p text:style-name="P7">{comment}[!-- END row.questions --]</text:p>
          </table:table-cell>
          <table:table-cell table:style-name="Tableau1.E2" office:value-type="string">
            <text:p text:style-name="P11">{answer}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Tahoma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49cm" style:type="center"/>
          <style:tab-stop style:position="18.09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Visited_20_Internet_20_Link" style:display-name="Visited Internet Link" style:family="text" style:parent-style-name="Police_20_par_20_défaut">
      <style:text-properties fo:color="#8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" fo:font-size="8pt" officeooo:rsid="000e43f8" officeooo:paragraph-rsid="00147d68" style:font-size-asian="8pt" style:font-size-complex="8pt"/>
    </style:style>
    <style:style style:name="MP2" style:family="paragraph" style:parent-style-name="Footer">
      <style:paragraph-properties fo:text-align="start" style:justify-single-word="false">
        <style:tab-stops>
          <style:tab-stop style:position="26.797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MT1" style:family="text">
      <style:text-properties fo:language="zxx" fo:country="none" officeooo:rsid="003e706f" style:language-asian="zxx" style:country-asian="none" style:language-complex="zxx" style:country-complex="none"/>
    </style:style>
    <style:style style:name="MT2" style:family="text">
      <style:text-properties fo:language="zxx" fo:country="none" officeooo:rsid="0035fdfc" style:language-asian="zxx" style:country-asian="none" style:language-complex="zxx" style:country-complex="none"/>
    </style:style>
    <style:style style:name="MT3" style:family="text"/>
    <style:style style:name="MT4" style:family="text">
      <style:text-properties officeooo:rsid="0035fdfc"/>
    </style:style>
    <style:style style:name="MT5" style:family="text">
      <style:text-properties officeooo:rsid="008427fe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1.252cm" fo:margin-bottom="1.053cm" fo:margin-left="1.588cm" fo:margin-right="1.31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99ccff"/>
      </style:header-style>
      <style:footer-style>
        <style:header-footer-properties svg:height="1.094cm" fo:margin-left="0cm" fo:margin-right="0cm" fo:margin-top="0.499cm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2" text:anchor-type="paragraph" svg:x="13.767cm" svg:y="0.03cm" svg:width="1.912cm" svg:height="0.358cm" draw:z-index="1"><draw:image xlink:href="Pictures/10000000000000500000000F1A3681F19468C459.png" xlink:type="simple" xlink:show="embed" xlink:actuate="onLoad" draw:mime-type="image/png"/></draw:frame><text:span text:style-name="MT1">{mycompany_logo}<text:tab/><text:tab/><text:tab/><text:tab/><text:tab/><text:tab/><text:tab/></text:span><text:a xlink:type="simple" xlink:href="https://www.digirisk.com/" office:target-frame-name="_blank" xlink:show="new" text:style-name="Internet_20_link" text:visited-style-name="Visited_20_Internet_20_Link"><text:span text:style-name="MT2">www.d</text:span></text:a><text:a xlink:type="simple" xlink:href="https://www.digirisk.com/" office:target-frame-name="_blank" xlink:show="new" text:style-name="Internet_20_link" text:visited-style-name="Visited_20_Internet_20_Link">igirisk.com</text:a></text:p>
      </style:header>
      <style:footer>
        <text:p text:style-name="MP2"><text:file-name text:display="name-and-extension">template_controldocument.odt</text:file-name><text:s/><text:tab/><text:span text:style-name="MT4">Version – 1.</text:span><text:span text:style-name="MT5">3</text:span><text:span text:style-name="MT4">.0-2022</text:span><text:span text:style-name="MT5">1206</text:span> - Page :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02.64</meta:creation-date>
    <meta:editing-duration>PT16H57M59S</meta:editing-duration>
    <meta:editing-cycles>177</meta:editing-cycles>
    <meta:generator>LibreOffice/7.3.5.2$Windows_X86_64 LibreOffice_project/184fe81b8c8c30d8b5082578aee2fed2ea847c01</meta:generator>
    <dc:date>2022-12-06T19:23:31.641000000</dc:date>
    <meta:document-statistic meta:table-count="2" meta:image-count="1" meta:object-count="0" meta:page-count="2" meta:paragraph-count="41" meta:word-count="85" meta:character-count="701" meta:non-whitespace-character-count="649"/>
    <meta:user-defined meta:name="Info 1"/>
    <meta:user-defined meta:name="Info 2"/>
    <meta:user-defined meta:name="Info 3"/>
    <meta:user-defined meta:name="Info 4"/>
  </office:meta>
</office:document-meta>
</file>